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102cm" draw:marker-end-width="0.102cm" draw:fill="none" draw:textarea-horizontal-align="justify" draw:textarea-vertical-align="middle" draw:auto-grow-height="fals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width="0.076cm" svg:stroke-color="#000000" draw:marker-start-width="0.102cm" draw:marker-end-width="0.102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76cm" draw:marker-start-width="0.102cm" draw:marker-end-width="0.102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width="0.076cm" draw:marker-start-width="0.102cm" draw:marker-end-width="0.102cm" draw:fill="none" draw:textarea-horizontal-align="justify" draw:textarea-vertical-align="middle" draw:auto-grow-height="fals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draw:textarea-vertical-align="middle" draw:auto-grow-height="false" fo:min-height="0.749cm" fo:min-width="0.499cm" fo:padding-top="0.163cm" fo:padding-bottom="0.163cm" fo:padding-left="0.288cm" fo:padding-right="0.288cm"/>
    </style:style>
    <style:style style:name="gr6" style:family="graphic" style:parent-style-name="standard">
      <style:graphic-properties svg:stroke-width="0.076cm" draw:fill="none" draw:textarea-vertical-align="middle" draw:auto-grow-height="false" fo:min-height="0.749cm" fo:min-width="0.499cm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width="0.076cm" svg:stroke-color="#000000" draw:fill="none" draw:fill-color="#ffffff" draw:textarea-horizontal-align="left" draw:auto-grow-height="true" draw:auto-grow-width="true" fo:min-height="0cm" fo:min-width="0cm" fo:padding-top="0.163cm" fo:padding-bottom="0.163cm" fo:padding-left="0.288cm" fo:padding-right="0.288cm"/>
    </style:style>
    <style:style style:name="gr8" style:family="graphic" style:parent-style-name="standard">
      <style:graphic-properties svg:stroke-width="0.076cm" draw:marker-start="Arrow_20_concave" draw:marker-start-width="0.305cm" draw:marker-end-width="0.102cm" draw:textarea-horizontal-align="center" draw:textarea-vertical-align="middle" fo:padding-top="0.162cm" fo:padding-bottom="0.162cm" fo:padding-left="0.287cm" fo:padding-right="0.28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Symbol"/>
    </style:style>
    <style:style style:name="P4" style:family="paragraph">
      <style:text-properties fo:font-style="italic"/>
    </style:style>
    <style:style style:name="P5" style:family="paragraph">
      <style:paragraph-properties fo:margin-left="0cm" fo:margin-right="0cm" fo:text-indent="0cm"/>
      <style:text-properties fo:font-style="italic"/>
    </style:style>
    <style:style style:name="P6" style:family="paragraph">
      <style:paragraph-properties fo:margin-left="0cm" fo:margin-right="0cm" fo:text-indent="0cm"/>
      <style:text-properties fo:font-style="normal"/>
    </style:style>
    <style:style style:name="P7" style:family="paragraph">
      <style:text-properties fo:font-style="normal"/>
    </style:style>
    <style:style style:name="T1" style:family="text">
      <style:text-properties fo:font-style="italic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tyle="italic"/>
    </style:style>
    <style:style style:name="T4" style:family="text">
      <style:text-properties fo:font-family="Symbol"/>
    </style:style>
    <style:style style:name="T5" style:family="text">
      <style:text-properties style:text-position="-33% 58%" fo:font-family="Arial" style:font-style-name="Regular" style:font-family-generic="swiss" style:font-pitch="variable" fo:font-style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style:text-position="-33% 58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7" style:family="text">
      <style:text-properties style:text-position="0% 100%" fo:font-style="italic"/>
    </style:style>
    <style:style style:name="T8" style:family="text">
      <style:text-properties fo:font-style="normal"/>
    </style:style>
    <style:style style:name="T9" style:family="text">
      <style:text-properties fo:font-family="Symbol" fo:font-style="normal"/>
    </style:style>
    <style:style style:name="T10" style:family="text">
      <style:text-properties style:text-position="-33% 58%" fo:font-style="normal"/>
    </style:style>
    <style:style style:name="T11" style:family="text">
      <style:text-properties fo:font-family="Arial" style:font-family-generic="swiss" style:font-pitch="variable" fo:font-style="italic"/>
    </style:style>
    <style:style style:name="T12" style:family="text">
      <style:text-properties style:text-position="-33% 58%" fo:font-family="Arial" style:font-family-generic="swiss" style:font-pitch="variable" fo:font-style="italic"/>
    </style:style>
    <style:style style:name="T13" style:family="text">
      <style:text-properties style:text-position="0% 100%" fo:font-family="Arial" style:font-family-generic="swiss" style:font-pitch="variable" fo:font-style="normal"/>
    </style:style>
    <style:style style:name="T14" style:family="text">
      <style:text-properties style:text-position="0% 100%" fo:font-family="Symbol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4.923cm" svg:height="1.68cm" svg:x="6.55cm" svg:y="0.4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936cm" svg:height="0.962cm" svg:x="10.22cm" svg:y="0.758cm">
          <draw:text-box>
            <text:p text:style-name="P2">Look for main rotation axis</text:p>
          </draw:text-box>
        </draw:frame>
        <draw:line draw:style-name="gr3" draw:text-style-name="P1" draw:layer="layout" svg:x1="7.185cm" svg:y1="2.14cm" svg:x2="2.75cm" svg:y2="6.447cm">
          <text:p text:style-name="P2"/>
        </draw:line>
        <draw:custom-shape draw:style-name="gr4" draw:text-style-name="P1" draw:layer="layout" svg:width="3.81cm" svg:height="3.81cm" svg:x="11.974cm" svg:y="3.84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205cm" svg:height="0.205cm" svg:x="2.645cm" svg:y="6.3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2.686cm" svg:y1="6.541cm" svg:x2="1.258cm" svg:y2="9.141cm">
          <text:p text:style-name="P2"/>
        </draw:line>
        <draw:custom-shape draw:style-name="gr6" draw:text-style-name="P1" draw:layer="layout" svg:width="1.29cm" svg:height="1.289cm" svg:x="0.296cm" svg:y="9.0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234cm" svg:height="1.19cm" svg:x="0.369cm" svg:y="9.121cm">
          <draw:text-box>
            <text:p text:style-name="P2"><text:span text:style-name="T1">C</text:span><text:span text:style-name="T2">1</text:span></text:p>
          </draw:text-box>
        </draw:frame>
        <draw:line draw:style-name="gr3" draw:text-style-name="P1" draw:layer="layout" svg:x1="2.75cm" svg:y1="6.541cm" svg:x2="2.74cm" svg:y2="9.125cm">
          <text:p text:style-name="P2"/>
        </draw:line>
        <draw:frame draw:style-name="gr7" draw:layer="layout" svg:width="1.217cm" svg:height="1.19cm" svg:x="2.21cm" svg:y="9.138cm">
          <draw:text-box>
            <text:p text:style-name="P2"><text:span text:style-name="T1">C</text:span><text:span text:style-name="T3">s</text:span></text:p>
          </draw:text-box>
        </draw:frame>
        <draw:custom-shape draw:style-name="gr6" draw:text-style-name="P1" draw:layer="layout" svg:width="1.29cm" svg:height="1.289cm" svg:x="2.116cm" svg:y="9.091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234cm" svg:height="1.19cm" svg:x="4.092cm" svg:y="3.12cm">
          <draw:text-box>
            <text:p text:style-name="P2"><text:span text:style-name="T1">C</text:span><text:span text:style-name="T2">1</text:span></text:p>
          </draw:text-box>
        </draw:frame>
        <draw:line draw:style-name="gr3" draw:text-style-name="P1" draw:layer="layout" svg:x1="2.842cm" svg:y1="6.541cm" svg:x2="4.27cm" svg:y2="9.141cm">
          <text:p text:style-name="P2"/>
        </draw:line>
        <draw:custom-shape draw:style-name="gr6" draw:text-style-name="P1" draw:layer="layout" svg:width="1.29cm" svg:height="1.289cm" svg:x="3.916cm" svg:y="9.09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115cm" svg:height="1.19cm" svg:x="4.011cm" svg:y="9.138cm">
          <draw:text-box>
            <text:p text:style-name="P2"><text:span text:style-name="T1">C</text:span><text:span text:style-name="T3">i</text:span></text:p>
          </draw:text-box>
        </draw:frame>
        <draw:frame draw:style-name="gr7" draw:text-style-name="P3" draw:layer="layout" svg:width="0.959cm" svg:height="1.157cm" svg:x="2.485cm" svg:y="7.675cm">
          <draw:text-box>
            <text:p text:style-name="P2"><text:span text:style-name="T4">s</text:span></text:p>
          </draw:text-box>
        </draw:frame>
        <draw:frame draw:style-name="gr7" draw:text-style-name="P4" draw:layer="layout" svg:width="0.718cm" svg:height="1.038cm" svg:x="3.685cm" svg:y="7.694cm">
          <draw:text-box>
            <text:p text:style-name="P2"><text:span text:style-name="T1">i</text:span></text:p>
          </draw:text-box>
        </draw:frame>
        <draw:line draw:style-name="gr3" draw:text-style-name="P1" draw:layer="layout" svg:x1="8.386cm" svg:y1="2.141cm" svg:x2="7.37cm" svg:y2="6.398cm">
          <text:p text:style-name="P2"/>
        </draw:line>
        <draw:custom-shape draw:style-name="gr5" draw:text-style-name="P1" draw:layer="layout" svg:width="0.205cm" svg:height="0.205cm" svg:x="7.271cm" svg:y="6.39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7.286cm" svg:y1="6.541cm" svg:x2="6.387cm" svg:y2="9.09cm">
          <text:p text:style-name="P2"/>
        </draw:line>
        <draw:custom-shape draw:style-name="gr6" draw:text-style-name="P1" draw:layer="layout" svg:width="1.29cm" svg:height="1.289cm" svg:x="5.696cm" svg:y="9.0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layer="layout" svg:width="1.479cm" svg:height="1.19cm" svg:x="5.617cm" svg:y="9.121cm">
          <draw:text-box>
            <text:p text:style-name="P2"><text:span text:style-name="T1">C</text:span><text:span text:style-name="T5">∞</text:span><text:span text:style-name="T6">v</text:span></text:p>
          </draw:text-box>
        </draw:frame>
        <draw:line draw:style-name="gr3" draw:text-style-name="P1" draw:layer="layout" svg:x1="7.442cm" svg:y1="6.59cm" svg:x2="8.119cm" svg:y2="9.092cm">
          <text:p text:style-name="P2"/>
        </draw:line>
        <draw:custom-shape draw:style-name="gr6" draw:text-style-name="P1" draw:layer="layout" svg:width="1.29cm" svg:height="1.289cm" svg:x="7.516cm" svg:y="9.09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496cm" svg:height="1.19cm" svg:x="7.429cm" svg:y="9.138cm">
          <draw:text-box>
            <text:p text:style-name="P2"><text:span text:style-name="T7">D</text:span><text:span text:style-name="T5">∞</text:span><text:span text:style-name="T3">h</text:span></text:p>
          </draw:text-box>
        </draw:frame>
        <draw:frame draw:style-name="gr7" draw:text-style-name="P4" draw:layer="layout" svg:width="0.718cm" svg:height="1.038cm" svg:x="7.685cm" svg:y="7.694cm">
          <draw:text-box>
            <text:p text:style-name="P2"><text:span text:style-name="T1">i</text:span></text:p>
          </draw:text-box>
        </draw:frame>
        <draw:frame draw:style-name="gr7" draw:layer="layout" svg:width="1.297cm" svg:height="1.19cm" svg:x="6.892cm" svg:y="3.12cm">
          <draw:text-box>
            <text:p text:style-name="P2"><text:span text:style-name="T1">C</text:span><text:span text:style-name="T6">∞</text:span></text:p>
          </draw:text-box>
        </draw:frame>
        <draw:line draw:style-name="gr3" draw:text-style-name="P1" draw:layer="layout" svg:x1="13.879cm" svg:y1="2.142cm" svg:x2="13.879cm" svg:y2="3.845cm">
          <text:p text:style-name="P2"/>
        </draw:line>
        <draw:frame draw:style-name="gr7" draw:layer="layout" svg:width="3.422cm" svg:height="1.901cm" svg:x="10.705cm" svg:y="2.145cm">
          <draw:text-box>
            <text:p text:style-name="P2"><text:s text:c="6"/><text:span text:style-name="T1">C</text:span><text:span text:style-name="T3">n</text:span></text:p>
            <text:p text:style-name="P2"><text:span text:style-name="T1">n</text:span> = 3, 4, 5</text:p>
          </draw:text-box>
        </draw:frame>
        <draw:frame draw:style-name="gr7" draw:layer="layout" svg:width="2.868cm" svg:height="2.46cm" svg:x="12.539cm" svg:y="4.472cm">
          <draw:text-box>
            <text:p text:style-name="P2">Multiple</text:p>
            <text:p text:style-name="P2">such ro-</text:p>
            <text:p text:style-name="P2">tations?</text:p>
          </draw:text-box>
        </draw:frame>
        <draw:line draw:style-name="gr3" draw:text-style-name="P1" draw:layer="layout" svg:x1="13.879cm" svg:y1="7.643cm" svg:x2="13.879cm" svg:y2="9.346cm">
          <text:p text:style-name="P2"/>
        </draw:line>
        <draw:custom-shape draw:style-name="gr5" draw:text-style-name="P1" draw:layer="layout" svg:width="0.205cm" svg:height="0.205cm" svg:x="13.772cm" svg:y="9.29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3.799cm" svg:y1="9.515cm" svg:x2="9.05cm" svg:y2="12.085cm">
          <text:p text:style-name="P2"/>
        </draw:line>
        <draw:custom-shape draw:style-name="gr5" draw:text-style-name="P1" draw:layer="layout" svg:width="0.205cm" svg:height="0.205cm" svg:x="8.845cm" svg:y="12.0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8.886cm" svg:y1="12.241cm" svg:x2="7.458cm" svg:y2="14.841cm">
          <text:p text:style-name="P2"/>
        </draw:line>
        <draw:custom-shape draw:style-name="gr6" draw:text-style-name="P1" draw:layer="layout" svg:width="1.29cm" svg:height="1.289cm" svg:x="6.496cm" svg:y="14.7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0.967cm" svg:height="1.038cm" svg:x="6.669cm" svg:y="14.921cm">
          <draw:text-box>
            <text:p text:style-name="P5"><text:span text:style-name="T1">T</text:span></text:p>
          </draw:text-box>
        </draw:frame>
        <draw:line draw:style-name="gr3" draw:text-style-name="P1" draw:layer="layout" svg:x1="8.95cm" svg:y1="12.241cm" svg:x2="8.94cm" svg:y2="14.825cm">
          <text:p text:style-name="P2"/>
        </draw:line>
        <draw:frame draw:style-name="gr7" draw:layer="layout" svg:width="1.166cm" svg:height="1.19cm" svg:x="8.41cm" svg:y="14.838cm">
          <draw:text-box>
            <text:p text:style-name="P2"><text:span text:style-name="T1">T</text:span><text:span text:style-name="T3">d</text:span></text:p>
          </draw:text-box>
        </draw:frame>
        <draw:custom-shape draw:style-name="gr6" draw:text-style-name="P1" draw:layer="layout" svg:width="1.29cm" svg:height="1.289cm" svg:x="8.316cm" svg:y="14.791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3" draw:text-style-name="P1" draw:layer="layout" svg:x1="9.042cm" svg:y1="12.241cm" svg:x2="10.47cm" svg:y2="14.841cm">
          <text:p text:style-name="P2"/>
        </draw:line>
        <draw:custom-shape draw:style-name="gr6" draw:text-style-name="P1" draw:layer="layout" svg:width="1.29cm" svg:height="1.289cm" svg:x="10.116cm" svg:y="14.79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166cm" svg:height="1.19cm" svg:x="10.211cm" svg:y="14.838cm">
          <draw:text-box>
            <text:p text:style-name="P2"><text:span text:style-name="T1">T</text:span><text:span text:style-name="T3">h</text:span></text:p>
          </draw:text-box>
        </draw:frame>
        <draw:frame draw:style-name="gr7" draw:text-style-name="P3" draw:layer="layout" svg:width="0.959cm" svg:height="1.157cm" svg:x="8.685cm" svg:y="13.375cm">
          <draw:text-box>
            <text:p text:style-name="P2"><text:span text:style-name="T4">s</text:span></text:p>
          </draw:text-box>
        </draw:frame>
        <draw:frame draw:style-name="gr7" draw:text-style-name="P4" draw:layer="layout" svg:width="0.718cm" svg:height="1.038cm" svg:x="9.885cm" svg:y="13.394cm">
          <draw:text-box>
            <text:p text:style-name="P2"><text:span text:style-name="T1">i</text:span></text:p>
          </draw:text-box>
        </draw:frame>
        <draw:frame draw:style-name="gr7" draw:layer="layout" svg:width="1.585cm" svg:height="1.19cm" svg:x="10.247cm" svg:y="9.76cm">
          <draw:text-box>
            <text:p text:style-name="P2">4<text:span text:style-name="T1">C</text:span><text:span text:style-name="T2">3</text:span></text:p>
          </draw:text-box>
        </draw:frame>
        <draw:line draw:style-name="gr3" draw:text-style-name="P1" draw:layer="layout" svg:x1="13.879cm" svg:y1="9.505cm" svg:x2="13.879cm" svg:y2="12.085cm">
          <text:p text:style-name="P2"/>
        </draw:line>
        <draw:custom-shape draw:style-name="gr5" draw:text-style-name="P1" draw:layer="layout" svg:width="0.205cm" svg:height="0.205cm" svg:x="13.771cm" svg:y="12.09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3.786cm" svg:y1="12.242cm" svg:x2="12.887cm" svg:y2="14.791cm">
          <text:p text:style-name="P2"/>
        </draw:line>
        <draw:custom-shape draw:style-name="gr6" draw:text-style-name="P1" draw:layer="layout" svg:width="1.29cm" svg:height="1.289cm" svg:x="12.196cm" svg:y="14.79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1.073cm" svg:height="1.038cm" svg:x="12.341cm" svg:y="14.934cm">
          <draw:text-box>
            <text:p text:style-name="P5"><text:span text:style-name="T1">O</text:span></text:p>
          </draw:text-box>
        </draw:frame>
        <draw:line draw:style-name="gr3" draw:text-style-name="P1" draw:layer="layout" svg:x1="13.942cm" svg:y1="12.291cm" svg:x2="14.619cm" svg:y2="14.793cm">
          <text:p text:style-name="P2"/>
        </draw:line>
        <draw:custom-shape draw:style-name="gr6" draw:text-style-name="P1" draw:layer="layout" svg:width="1.29cm" svg:height="1.289cm" svg:x="14.016cm" svg:y="14.793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text-style-name="P4" draw:layer="layout" svg:width="1.272cm" svg:height="1.19cm" svg:x="14.029cm" svg:y="14.839cm">
          <draw:text-box>
            <text:p text:style-name="P5"><text:span text:style-name="T1">O</text:span><text:span text:style-name="T3">h</text:span></text:p>
          </draw:text-box>
        </draw:frame>
        <draw:frame draw:style-name="gr7" draw:text-style-name="P7" draw:layer="layout" svg:width="1.31cm" svg:height="1.157cm" svg:x="14.185cm" svg:y="13.395cm">
          <draw:text-box>
            <text:p text:style-name="P6"><text:span text:style-name="T8">9</text:span><text:span text:style-name="T9">s</text:span></text:p>
          </draw:text-box>
        </draw:frame>
        <draw:line draw:style-name="gr3" draw:text-style-name="P1" draw:layer="layout" svg:x1="13.95cm" svg:y1="9.483cm" svg:x2="18.572cm" svg:y2="12.1cm">
          <text:p text:style-name="P2"/>
        </draw:line>
        <draw:custom-shape draw:style-name="gr5" draw:text-style-name="P1" draw:layer="layout" svg:width="0.205cm" svg:height="0.205cm" svg:x="18.572cm" svg:y="12.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8.587cm" svg:y1="12.243cm" svg:x2="17.688cm" svg:y2="14.792cm">
          <text:p text:style-name="P2"/>
        </draw:line>
        <draw:custom-shape draw:style-name="gr6" draw:text-style-name="P1" draw:layer="layout" svg:width="1.29cm" svg:height="1.289cm" svg:x="16.997cm" svg:y="14.79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0.756cm" svg:height="1.038cm" svg:x="17.242cm" svg:y="14.935cm">
          <draw:text-box>
            <text:p text:style-name="P5"><text:span text:style-name="T1">I</text:span></text:p>
          </draw:text-box>
        </draw:frame>
        <draw:line draw:style-name="gr3" draw:text-style-name="P1" draw:layer="layout" svg:x1="18.743cm" svg:y1="12.292cm" svg:x2="19.42cm" svg:y2="14.794cm">
          <text:p text:style-name="P2"/>
        </draw:line>
        <draw:custom-shape draw:style-name="gr6" draw:text-style-name="P1" draw:layer="layout" svg:width="1.29cm" svg:height="1.289cm" svg:x="18.817cm" svg:y="14.794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text-style-name="P4" draw:layer="layout" svg:width="0.955cm" svg:height="1.19cm" svg:x="19.038cm" svg:y="14.84cm">
          <draw:text-box>
            <text:p text:style-name="P5"><text:span text:style-name="T7">I</text:span><text:span text:style-name="T3">h</text:span></text:p>
          </draw:text-box>
        </draw:frame>
        <draw:frame draw:style-name="gr7" draw:text-style-name="P7" draw:layer="layout" svg:width="1.594cm" svg:height="1.157cm" svg:x="18.986cm" svg:y="13.396cm">
          <draw:text-box>
            <text:p text:style-name="P6"><text:span text:style-name="T9">15s</text:span></text:p>
          </draw:text-box>
        </draw:frame>
        <draw:frame draw:style-name="gr7" draw:layer="layout" svg:width="1.586cm" svg:height="1.19cm" svg:x="12.548cm" svg:y="10.66cm">
          <draw:text-box>
            <text:p text:style-name="P2"><text:span text:style-name="T1">3C</text:span><text:span text:style-name="T10">4</text:span></text:p>
          </draw:text-box>
        </draw:frame>
        <draw:frame draw:style-name="gr7" draw:layer="layout" svg:width="1.585cm" svg:height="1.19cm" svg:x="15.448cm" svg:y="9.76cm">
          <draw:text-box>
            <text:p text:style-name="P2"><text:span text:style-name="T8">6</text:span><text:span text:style-name="T1">C</text:span><text:span text:style-name="T10">5</text:span></text:p>
          </draw:text-box>
        </draw:frame>
        <draw:frame draw:style-name="gr7" draw:layer="layout" svg:width="1.67cm" svg:height="1.038cm" svg:x="13.68cm" svg:y="7.938cm">
          <draw:text-box>
            <text:p text:style-name="P2">Yes</text:p>
          </draw:text-box>
        </draw:frame>
        <draw:line draw:style-name="gr8" draw:text-style-name="P1" draw:layer="layout" svg:x1="22.245cm" svg:y1="5.751cm" svg:x2="15.784cm" svg:y2="5.746cm">
          <text:p text:style-name="P2"/>
        </draw:line>
        <draw:frame draw:style-name="gr7" draw:layer="layout" svg:width="1.387cm" svg:height="1.038cm" svg:x="15.88cm" svg:y="4.838cm">
          <draw:text-box>
            <text:p text:style-name="P2">No</text:p>
          </draw:text-box>
        </draw:frame>
        <draw:custom-shape draw:style-name="gr4" draw:text-style-name="P1" draw:layer="layout" svg:width="3.81cm" svg:height="3.81cm" svg:x="22.274cm" svg:y="3.84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0.833cm" svg:y1="2.15cm" svg:x2="24.227cm" svg:y2="3.845cm">
          <text:p text:style-name="P2"/>
        </draw:line>
        <draw:frame draw:style-name="gr7" draw:layer="layout" svg:width="3.604cm" svg:height="1.901cm" svg:x="22.605cm" svg:y="1.546cm">
          <draw:text-box>
            <text:p text:style-name="P2"><text:s text:c="6"/><text:span text:style-name="T1">C</text:span><text:span text:style-name="T3">n</text:span></text:p>
            <text:p text:style-name="P2"><text:span text:style-name="T1">n</text:span> = 2, 6, ...</text:p>
          </draw:text-box>
        </draw:frame>
        <draw:frame draw:style-name="gr7" draw:layer="layout" svg:width="2.238cm" svg:height="1.19cm" svg:x="23.139cm" svg:y="5.172cm">
          <draw:text-box>
            <text:p text:style-name="P2"><text:span text:style-name="T1">nC</text:span><text:span text:style-name="T2">2</text:span>' ?</text:p>
          </draw:text-box>
        </draw:frame>
        <draw:frame draw:style-name="gr7" draw:layer="layout" svg:width="1.387cm" svg:height="1.038cm" svg:x="26.18cm" svg:y="4.838cm">
          <draw:text-box>
            <text:p text:style-name="P2">No</text:p>
          </draw:text-box>
        </draw:frame>
        <draw:custom-shape draw:style-name="gr4" draw:text-style-name="P1" draw:layer="layout" svg:width="3.81cm" svg:height="3.81cm" svg:x="28.574cm" svg:y="3.845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" draw:layer="layout" svg:x1="28.574cm" svg:y1="5.746cm" svg:x2="26.033cm" svg:y2="5.741cm">
          <text:p text:style-name="P2"/>
        </draw:line>
        <draw:line draw:style-name="gr3" draw:text-style-name="P1" draw:layer="layout" svg:x1="24.179cm" svg:y1="7.644cm" svg:x2="24.179cm" svg:y2="9.347cm">
          <text:p text:style-name="P2"/>
        </draw:line>
        <draw:frame draw:style-name="gr7" draw:layer="layout" svg:width="1.67cm" svg:height="1.038cm" svg:x="23.98cm" svg:y="7.939cm">
          <draw:text-box>
            <text:p text:style-name="P2">Yes</text:p>
          </draw:text-box>
        </draw:frame>
        <draw:custom-shape draw:style-name="gr5" draw:text-style-name="P1" draw:layer="layout" svg:width="0.205cm" svg:height="0.205cm" svg:x="24.072cm" svg:y="9.38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24.113cm" svg:y1="9.541cm" svg:x2="22.685cm" svg:y2="12.141cm">
          <text:p text:style-name="P2"/>
        </draw:line>
        <draw:custom-shape draw:style-name="gr6" draw:text-style-name="P1" draw:layer="layout" svg:width="1.29cm" svg:height="1.289cm" svg:x="21.723cm" svg:y="12.09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1.234cm" svg:height="1.19cm" svg:x="21.761cm" svg:y="12.221cm">
          <draw:text-box>
            <text:p text:style-name="P5"><text:span text:style-name="T1">D</text:span><text:span text:style-name="T3">n</text:span></text:p>
          </draw:text-box>
        </draw:frame>
        <draw:line draw:style-name="gr3" draw:text-style-name="P1" draw:layer="layout" svg:x1="24.177cm" svg:y1="9.541cm" svg:x2="24.167cm" svg:y2="12.125cm">
          <text:p text:style-name="P2"/>
        </draw:line>
        <draw:frame draw:style-name="gr7" draw:layer="layout" svg:width="1.433cm" svg:height="1.19cm" svg:x="23.421cm" svg:y="12.138cm">
          <draw:text-box>
            <text:p text:style-name="P2"><text:span text:style-name="T1">D</text:span><text:span text:style-name="T3">nd</text:span></text:p>
          </draw:text-box>
        </draw:frame>
        <draw:custom-shape draw:style-name="gr6" draw:text-style-name="P1" draw:layer="layout" svg:width="1.29cm" svg:height="1.289cm" svg:x="23.543cm" svg:y="12.091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3" draw:text-style-name="P1" draw:layer="layout" svg:x1="24.269cm" svg:y1="9.541cm" svg:x2="25.697cm" svg:y2="12.141cm">
          <text:p text:style-name="P2"/>
        </draw:line>
        <draw:custom-shape draw:style-name="gr6" draw:text-style-name="P1" draw:layer="layout" svg:width="1.29cm" svg:height="1.289cm" svg:x="25.343cm" svg:y="12.09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433cm" svg:height="1.19cm" svg:x="25.222cm" svg:y="12.138cm">
          <draw:text-box>
            <text:p text:style-name="P2"><text:span text:style-name="T1">D</text:span><text:span text:style-name="T3">nh</text:span></text:p>
          </draw:text-box>
        </draw:frame>
        <draw:frame draw:style-name="gr7" draw:text-style-name="P3" draw:layer="layout" svg:width="1.492cm" svg:height="1.257cm" svg:x="23.941cm" svg:y="11.035cm">
          <draw:text-box>
            <text:p text:style-name="P2"><text:span text:style-name="T11">n</text:span><text:span text:style-name="T4">s</text:span><text:span text:style-name="T12">v</text:span></text:p>
          </draw:text-box>
        </draw:frame>
        <draw:frame draw:style-name="gr7" draw:text-style-name="P3" draw:layer="layout" svg:width="2.428cm" svg:height="1.257cm" svg:x="25.333cm" svg:y="11.09cm">
          <draw:text-box>
            <text:p text:style-name="P2"><text:span text:style-name="T11">n</text:span><text:span text:style-name="T4">s</text:span><text:span text:style-name="T12">v</text:span><text:span text:style-name="T13">, </text:span><text:span text:style-name="T14">s</text:span><text:span text:style-name="T12">h</text:span></text:p>
          </draw:text-box>
        </draw:frame>
        <draw:frame draw:style-name="gr7" draw:layer="layout" svg:width="1.928cm" svg:height="1.19cm" svg:x="29.54cm" svg:y="5.172cm">
          <draw:text-box>
            <text:p text:style-name="P2"><text:span text:style-name="T7">S</text:span><text:span text:style-name="T2">2</text:span><text:span text:style-name="T3">n</text:span> ?</text:p>
          </draw:text-box>
        </draw:frame>
        <draw:line draw:style-name="gr8" draw:text-style-name="P1" draw:layer="layout" svg:x1="34.045cm" svg:y1="5.753cm" svg:x2="32.333cm" svg:y2="5.742cm">
          <text:p text:style-name="P2"/>
        </draw:line>
        <draw:frame draw:style-name="gr7" draw:layer="layout" svg:width="1.387cm" svg:height="1.038cm" svg:x="30.568cm" svg:y="8.038cm">
          <draw:text-box>
            <text:p text:style-name="P2">No</text:p>
          </draw:text-box>
        </draw:frame>
        <draw:frame draw:style-name="gr7" draw:layer="layout" svg:width="1.67cm" svg:height="1.038cm" svg:x="32.18cm" svg:y="4.839cm">
          <draw:text-box>
            <text:p text:style-name="P2">Yes</text:p>
          </draw:text-box>
        </draw:frame>
        <draw:custom-shape draw:style-name="gr6" draw:text-style-name="P1" draw:layer="layout" svg:width="1.29cm" svg:height="1.289cm" svg:x="34.023cm" svg:y="5.09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1.399cm" svg:height="1.19cm" svg:x="33.953cm" svg:y="5.195cm">
          <draw:text-box>
            <text:p text:style-name="P5"><text:span text:style-name="T7">S</text:span><text:span text:style-name="T10">2</text:span><text:span text:style-name="T3">n</text:span></text:p>
          </draw:text-box>
        </draw:frame>
        <draw:line draw:style-name="gr3" draw:text-style-name="P1" draw:layer="layout" svg:x1="30.479cm" svg:y1="7.645cm" svg:x2="30.479cm" svg:y2="9.348cm">
          <text:p text:style-name="P2"/>
        </draw:line>
        <draw:custom-shape draw:style-name="gr5" draw:text-style-name="P1" draw:layer="layout" svg:width="0.205cm" svg:height="0.205cm" svg:x="30.372cm" svg:y="9.386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30.413cm" svg:y1="9.542cm" svg:x2="28.985cm" svg:y2="12.142cm">
          <text:p text:style-name="P2"/>
        </draw:line>
        <draw:custom-shape draw:style-name="gr6" draw:text-style-name="P1" draw:layer="layout" svg:width="1.29cm" svg:height="1.289cm" svg:x="28.023cm" svg:y="12.091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7" draw:text-style-name="P4" draw:layer="layout" svg:width="1.234cm" svg:height="1.19cm" svg:x="28.061cm" svg:y="12.222cm">
          <draw:text-box>
            <text:p text:style-name="P5"><text:span text:style-name="T7">C</text:span><text:span text:style-name="T3">n</text:span></text:p>
          </draw:text-box>
        </draw:frame>
        <draw:line draw:style-name="gr3" draw:text-style-name="P1" draw:layer="layout" svg:x1="30.477cm" svg:y1="9.542cm" svg:x2="30.467cm" svg:y2="12.126cm">
          <text:p text:style-name="P2"/>
        </draw:line>
        <draw:frame draw:style-name="gr7" draw:layer="layout" svg:width="1.416cm" svg:height="1.19cm" svg:x="29.721cm" svg:y="12.139cm">
          <draw:text-box>
            <text:p text:style-name="P2"><text:span text:style-name="T7">C</text:span><text:span text:style-name="T3">nv</text:span></text:p>
          </draw:text-box>
        </draw:frame>
        <draw:custom-shape draw:style-name="gr6" draw:text-style-name="P1" draw:layer="layout" svg:width="1.29cm" svg:height="1.289cm" svg:x="29.843cm" svg:y="12.092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3" draw:text-style-name="P1" draw:layer="layout" svg:x1="30.569cm" svg:y1="9.542cm" svg:x2="31.997cm" svg:y2="12.142cm">
          <text:p text:style-name="P2"/>
        </draw:line>
        <draw:custom-shape draw:style-name="gr6" draw:text-style-name="P1" draw:layer="layout" svg:width="1.29cm" svg:height="1.289cm" svg:x="31.643cm" svg:y="12.093cm">
          <text:p text:style-name="P2"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7" draw:layer="layout" svg:width="1.433cm" svg:height="1.19cm" svg:x="31.522cm" svg:y="12.139cm">
          <draw:text-box>
            <text:p text:style-name="P2"><text:span text:style-name="T7">C</text:span><text:span text:style-name="T3">nh</text:span></text:p>
          </draw:text-box>
        </draw:frame>
        <draw:frame draw:style-name="gr7" draw:text-style-name="P3" draw:layer="layout" svg:width="1.492cm" svg:height="1.257cm" svg:x="30.241cm" svg:y="10.982cm">
          <draw:text-box>
            <text:p text:style-name="P2"><text:span text:style-name="T11">n</text:span><text:span text:style-name="T4">s</text:span><text:span text:style-name="T12">v</text:span></text:p>
          </draw:text-box>
        </draw:frame>
        <draw:frame draw:style-name="gr7" draw:text-style-name="P3" draw:layer="layout" svg:width="1.158cm" svg:height="1.257cm" svg:x="31.633cm" svg:y="10.983cm">
          <draw:text-box>
            <text:p text:style-name="P2"><text:span text:style-name="T14">s</text:span><text:span text:style-name="T12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.56cm" fo:page-height="16.5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4-07T20:18:25</meta:creation-date>
    <dc:creator>Jussi Eloranta</dc:creator>
    <dc:date>2007-04-07T21:44:17</dc:date>
    <dc:language>en-US</dc:language>
    <meta:editing-cycles>71</meta:editing-cycles>
    <meta:editing-duration>PT1H25M56S</meta:editing-duration>
    <meta:user-defined meta:name="Info 1"/>
    <meta:user-defined meta:name="Info 2"/>
    <meta:user-defined meta:name="Info 3"/>
    <meta:user-defined meta:name="Info 4"/>
    <meta:document-statistic meta:object-count="109"/>
  </office:meta>
</office:document-meta>
</file>